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3b81" officeooo:paragraph-rsid="00023b81"/>
    </style:style>
    <style:style style:name="P2" style:family="paragraph" style:parent-style-name="Standard">
      <style:text-properties officeooo:rsid="000410ef" officeooo:paragraph-rsid="000410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.12 sec → 60 degrees</text:p>
      <text:p text:style-name="P1"/>
      <text:p text:style-name="P1"><text:tab/> <text:s text:c="7"/>180 degrees <text:s/>→ <text:s text:c="2"/>0.12 * 3 = 0.36 </text:p>
      <text:p text:style-name="P1"/>
      <text:p text:style-name="P1"/>
      <text:p text:style-name="P1">1 000 000 microsegundos = 1 seg</text:p>
      <text:p text:style-name="P1"/>
      <text:p text:style-name="P1">0.36 = 360 000</text:p>
      <text:p text:style-name="P1"/>
      <text:p text:style-name="P1">int pulse 360 000 </text:p>
      <text:p text:style-name="P1"/>
      <text:p text:style-name="P2">LOS SERVOS VAN IGUAL QUE LOS DEMA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4-20T14:43:57.286445612</meta:creation-date>
    <dc:date>2020-06-10T17:07:43.542000000</dc:date>
    <meta:editing-duration>PT1H58M44S</meta:editing-duration>
    <meta:editing-cycles>3</meta:editing-cycles>
    <meta:generator>LibreOffice/6.4.1.2$Windows_X86_64 LibreOffice_project/4d224e95b98b138af42a64d84056446d09082932</meta:generator>
    <meta:document-statistic meta:table-count="0" meta:image-count="0" meta:object-count="0" meta:page-count="1" meta:paragraph-count="6" meta:word-count="35" meta:character-count="160" meta:non-whitespace-character-count="117"/>
  </office:meta>
</office:document-meta>
</file>